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.85 <text:s text:c="3"/>17.45 <text:s text:c="2"/>2</text:p>
      <text:p text:style-name="P1">0.75 <text:s text:c="3"/>15.6 <text:s text:c="3"/>2</text:p>
      <text:p text:style-name="P1">3.3 <text:s text:c="4"/>15.45 <text:s text:c="2"/>2</text:p>
      <text:p text:style-name="P1">5.25 <text:s text:c="3"/>14.2 <text:s text:c="3"/>2</text:p>
      <text:p text:style-name="P1">4.9 <text:s text:c="4"/>15.65 <text:s text:c="2"/>2</text:p>
      <text:p text:style-name="P1">5.35 <text:s text:c="3"/>15.85 <text:s text:c="2"/>2</text:p>
      <text:p text:style-name="P1">5.1 <text:s text:c="4"/>17.9 <text:s text:c="3"/>2</text:p>
      <text:p text:style-name="P1">4.6 <text:s text:c="4"/>18.25 <text:s text:c="2"/>2</text:p>
      <text:p text:style-name="P1">4.05 <text:s text:c="3"/>18.75 <text:s text:c="2"/>2</text:p>
      <text:p text:style-name="P1">3.4 <text:s text:c="4"/>19.7 <text:s text:c="3"/>2</text:p>
      <text:p text:style-name="P1">2.9 <text:s text:c="4"/>21.15 <text:s text:c="2"/>2</text:p>
      <text:p text:style-name="P1">3.1 <text:s text:c="4"/>21.85 <text:s text:c="2"/>2</text:p>
      <text:p text:style-name="P1">3.9 <text:s text:c="4"/>21.85 <text:s text:c="2"/>2</text:p>
      <text:p text:style-name="P1">4.4 <text:s text:c="4"/>20.05 <text:s text:c="2"/>2</text:p>
      <text:p text:style-name="P1">7.2 <text:s text:c="4"/>14.5 <text:s text:c="3"/>2</text:p>
      <text:p text:style-name="P1">7.65 <text:s text:c="3"/>16.5 <text:s text:c="3"/>2</text:p>
      <text:p text:style-name="P1">7.1 <text:s text:c="4"/>18.65 <text:s text:c="2"/>2</text:p>
      <text:p text:style-name="P1">7.05 <text:s text:c="3"/>19.9 <text:s text:c="3"/>2</text:p>
      <text:p text:style-name="P1">5.85 <text:s text:c="3"/>20.55 <text:s text:c="2"/>2</text:p>
      <text:p text:style-name="P1">5.5 <text:s text:c="4"/>21.8 <text:s text:c="3"/>2</text:p>
      <text:p text:style-name="P1">6.55 <text:s text:c="3"/>21.8 <text:s text:c="3"/>2</text:p>
      <text:p text:style-name="P1">6.05 <text:s text:c="3"/>22.3 <text:s text:c="3"/>2</text:p>
      <text:p text:style-name="P1">5.2 <text:s text:c="4"/>23.4 <text:s text:c="3"/>2</text:p>
      <text:p text:style-name="P1">4.55 <text:s text:c="3"/>23.9 <text:s text:c="3"/>2</text:p>
      <text:p text:style-name="P1">5.1 <text:s text:c="4"/>24.4 <text:s text:c="3"/>2</text:p>
      <text:p text:style-name="P1">8.1 <text:s text:c="4"/>26.35 <text:s text:c="2"/>2</text:p>
      <text:p text:style-name="P1">10.15 <text:s text:c="2"/>27.7 <text:s text:c="3"/>2</text:p>
      <text:p text:style-name="P1">9.75 <text:s text:c="3"/>25.5 <text:s text:c="3"/>2</text:p>
      <text:p text:style-name="P1">9.2 <text:s text:c="4"/>21.1 <text:s text:c="3"/>2</text:p>
      <text:p text:style-name="P1">11.2 <text:s text:c="3"/>22.8 <text:s text:c="3"/>2</text:p>
      <text:p text:style-name="P1">12.6 <text:s text:c="3"/>23.1 <text:s text:c="3"/>2</text:p>
      <text:p text:style-name="P1">13.25 <text:s text:c="2"/>23.5 <text:s text:c="3"/>2</text:p>
      <text:p text:style-name="P1">11.65 <text:s text:c="2"/>26.85 <text:s text:c="2"/>2</text:p>
      <text:p text:style-name="P1">12.45 <text:s text:c="2"/>27.55 <text:s text:c="2"/>2</text:p>
      <text:p text:style-name="P1">13.3 <text:s text:c="3"/>27.85 <text:s text:c="2"/>2</text:p>
      <text:p text:style-name="P1">13.7 <text:s text:c="3"/>27.75 <text:s text:c="2"/>2</text:p>
      <text:p text:style-name="P1">14.15 <text:s text:c="2"/>26.9 <text:s text:c="3"/>2</text:p>
      <text:p text:style-name="P1">14.05 <text:s text:c="2"/>26.55 <text:s text:c="2"/>2</text:p>
      <text:p text:style-name="P1">15.15 <text:s text:c="2"/>24.2 <text:s text:c="3"/>2</text:p>
      <text:p text:style-name="P1">15.2 <text:s text:c="3"/>24.75 <text:s text:c="2"/>2</text:p>
      <text:p text:style-name="P1">12.2 <text:s text:c="3"/>20.9 <text:s text:c="3"/>2</text:p>
      <text:p text:style-name="P1">12.15 <text:s text:c="2"/>21.45 <text:s text:c="2"/>2</text:p>
      <text:p text:style-name="P1">12.75 <text:s text:c="2"/>22.05 <text:s text:c="2"/>2</text:p>
      <text:p text:style-name="P1">13.15 <text:s text:c="2"/>21.85 <text:s text:c="2"/>2</text:p>
      <text:p text:style-name="P1">13.75 <text:s text:c="2"/>22 <text:s text:c="5"/>2</text:p>
      <text:p text:style-name="P1">13.95 <text:s text:c="2"/>22.7 <text:s text:c="3"/>2</text:p>
      <text:p text:style-name="P1">14.4 <text:s text:c="3"/>22.65 <text:s text:c="2"/>2</text:p>
      <text:p text:style-name="P1">14.2 <text:s text:c="3"/>22.15 <text:s text:c="2"/>2</text:p>
      <text:p text:style-name="P1">14.1 <text:s text:c="3"/>21.75 <text:s text:c="2"/>2</text:p>
      <text:p text:style-name="P1">14.05 <text:s text:c="2"/>21.4 <text:s text:c="3"/>2</text:p>
      <text:p text:style-name="P1">17.2 <text:s text:c="3"/>24.8 <text:s text:c="3"/>2</text:p>
      <text:p text:style-name="P1">17.7 <text:s text:c="3"/>24.85 <text:s text:c="2"/>2</text:p>
      <text:p text:style-name="P1">17.55 <text:s text:c="2"/>25.2 <text:s text:c="3"/>2</text:p>
      <text:p text:style-name="P1">17 <text:s text:c="5"/>26.85 <text:s text:c="2"/>2</text:p>
      <text:p text:style-name="P1">16.55 <text:s text:c="2"/>27.1 <text:s text:c="3"/>2</text:p>
      <text:p text:style-name="P1">19.15 <text:s text:c="2"/>25.35 <text:s text:c="2"/>2</text:p>
      <text:p text:style-name="P1">18.8 <text:s text:c="3"/>24.7 <text:s text:c="3"/>2</text:p>
      <text:p text:style-name="P1">21.4 <text:s text:c="3"/>25.85 <text:s text:c="2"/>2</text:p>
      <text:p text:style-name="P1">15.8 <text:s text:c="3"/>21.35 <text:s text:c="2"/>2</text:p>
      <text:p text:style-name="P1">16.6 <text:s text:c="3"/>21.15 <text:s text:c="2"/>2</text:p>
      <text:p text:style-name="P1">17.45 <text:s text:c="2"/>20.75 <text:s text:c="2"/>2</text:p>
      <text:p text:style-name="P1">18 <text:s text:c="5"/>20.95 <text:s text:c="2"/>2</text:p>
      <text:p text:style-name="P1">18.25 <text:s text:c="2"/>20.2 <text:s text:c="3"/>2</text:p>
      <text:p text:style-name="P1">18 <text:s text:c="5"/>22.3 <text:s text:c="3"/>2</text:p>
      <text:p text:style-name="P1"><text:soft-page-break/>18.6 <text:s text:c="3"/>22.25 <text:s text:c="2"/>2</text:p>
      <text:p text:style-name="P1">19.2 <text:s text:c="3"/>21.95 <text:s text:c="2"/>2</text:p>
      <text:p text:style-name="P1">19.45 <text:s text:c="2"/>22.1 <text:s text:c="3"/>2</text:p>
      <text:p text:style-name="P1">20.1 <text:s text:c="3"/>21.6 <text:s text:c="3"/>2</text:p>
      <text:p text:style-name="P1">20.1 <text:s text:c="3"/>20.9 <text:s text:c="3"/>2</text:p>
      <text:p text:style-name="P1">19.9 <text:s text:c="3"/>20.35 <text:s text:c="2"/>2</text:p>
      <text:p text:style-name="P1">19.45 <text:s text:c="2"/>19.05 <text:s text:c="2"/>2</text:p>
      <text:p text:style-name="P1">19.25 <text:s text:c="2"/>18.7 <text:s text:c="3"/>2</text:p>
      <text:p text:style-name="P1">21.3 <text:s text:c="3"/>22.3 <text:s text:c="3"/>2</text:p>
      <text:p text:style-name="P1">22.9 <text:s text:c="3"/>23.65 <text:s text:c="2"/>2</text:p>
      <text:p text:style-name="P1">23.15 <text:s text:c="2"/>24.1 <text:s text:c="3"/>2</text:p>
      <text:p text:style-name="P1">24.25 <text:s text:c="2"/>22.85 <text:s text:c="2"/>2</text:p>
      <text:p text:style-name="P1">22.05 <text:s text:c="2"/>20.25 <text:s text:c="2"/>2</text:p>
      <text:p text:style-name="P1">20.95 <text:s text:c="2"/>18.25 <text:s text:c="2"/>2</text:p>
      <text:p text:style-name="P1">21.65 <text:s text:c="2"/>17.25 <text:s text:c="2"/>2</text:p>
      <text:p text:style-name="P1">21.55 <text:s text:c="2"/>16.7 <text:s text:c="3"/>2</text:p>
      <text:p text:style-name="P1">21.6 <text:s text:c="3"/>16.3 <text:s text:c="3"/>2</text:p>
      <text:p text:style-name="P1">21.5 <text:s text:c="3"/>15.5 <text:s text:c="3"/>2</text:p>
      <text:p text:style-name="P1">22.4 <text:s text:c="3"/>16.5 <text:s text:c="3"/>2</text:p>
      <text:p text:style-name="P1">22.25 <text:s text:c="2"/>18.1 <text:s text:c="3"/>2</text:p>
      <text:p text:style-name="P1">23.15 <text:s text:c="2"/>19.05 <text:s text:c="2"/>2</text:p>
      <text:p text:style-name="P1">23.5 <text:s text:c="3"/>19.8 <text:s text:c="3"/>2</text:p>
      <text:p text:style-name="P1">23.75 <text:s text:c="2"/>20.2 <text:s text:c="3"/>2</text:p>
      <text:p text:style-name="P1">25.15 <text:s text:c="2"/>19.8 <text:s text:c="3"/>2</text:p>
      <text:p text:style-name="P1">25.5 <text:s text:c="3"/>19.45 <text:s text:c="2"/>2</text:p>
      <text:p text:style-name="P1">23 <text:s text:c="5"/>18 <text:s text:c="5"/>2</text:p>
      <text:p text:style-name="P1">23.95 <text:s text:c="2"/>17.75 <text:s text:c="2"/>2</text:p>
      <text:p text:style-name="P1">25.9 <text:s text:c="3"/>17.55 <text:s text:c="2"/>2</text:p>
      <text:p text:style-name="P1">27.65 <text:s text:c="2"/>15.65 <text:s text:c="2"/>2</text:p>
      <text:p text:style-name="P1">23.1 <text:s text:c="3"/>14.6 <text:s text:c="3"/>2</text:p>
      <text:p text:style-name="P1">23.5 <text:s text:c="3"/>15.2 <text:s text:c="3"/>2</text:p>
      <text:p text:style-name="P1">24.05 <text:s text:c="2"/>14.9 <text:s text:c="3"/>2</text:p>
      <text:p text:style-name="P1">24.5 <text:s text:c="3"/>14.7 <text:s text:c="3"/>2</text:p>
      <text:p text:style-name="P1">14.15 <text:s text:c="2"/>17.35 <text:s text:c="2"/>1</text:p>
      <text:p text:style-name="P1">14.3 <text:s text:c="3"/>16.8 <text:s text:c="3"/>1</text:p>
      <text:p text:style-name="P1">14.3 <text:s text:c="3"/>15.75 <text:s text:c="2"/>1</text:p>
      <text:p text:style-name="P1">14.75 <text:s text:c="2"/>15.1 <text:s text:c="3"/>1</text:p>
      <text:p text:style-name="P1">15.35 <text:s text:c="2"/>15.5 <text:s text:c="3"/>1</text:p>
      <text:p text:style-name="P1">15.95 <text:s text:c="2"/>16.45 <text:s text:c="2"/>1</text:p>
      <text:p text:style-name="P1">16.5 <text:s text:c="3"/>17.05 <text:s text:c="2"/>1</text:p>
      <text:p text:style-name="P1">17.35 <text:s text:c="2"/>17.05 <text:s text:c="2"/>1</text:p>
      <text:p text:style-name="P1">17.15 <text:s text:c="2"/>16.3 <text:s text:c="3"/>1</text:p>
      <text:p text:style-name="P1">16.65 <text:s text:c="2"/>16.1 <text:s text:c="3"/>1</text:p>
      <text:p text:style-name="P1">16.5 <text:s text:c="3"/>15.15 <text:s text:c="2"/>1</text:p>
      <text:p text:style-name="P1">16.25 <text:s text:c="2"/>14.95 <text:s text:c="2"/>1</text:p>
      <text:p text:style-name="P1">16 <text:s text:c="5"/>14.25 <text:s text:c="2"/>1</text:p>
      <text:p text:style-name="P1">15.9 <text:s text:c="3"/>13.2 <text:s text:c="3"/>1</text:p>
      <text:p text:style-name="P1">15.15 <text:s text:c="2"/>12.05 <text:s text:c="2"/>1</text:p>
      <text:p text:style-name="P1">15.2 <text:s text:c="3"/>11.7 <text:s text:c="3"/>1</text:p>
      <text:p text:style-name="P1">17 <text:s text:c="5"/>15.65 <text:s text:c="2"/>1</text:p>
      <text:p text:style-name="P1">16.9 <text:s text:c="3"/>15.35 <text:s text:c="2"/>1</text:p>
      <text:p text:style-name="P1">17.35 <text:s text:c="2"/>15.45 <text:s text:c="2"/>1</text:p>
      <text:p text:style-name="P1">17.15 <text:s text:c="2"/>15.1 <text:s text:c="3"/>1</text:p>
      <text:p text:style-name="P1">17.3 <text:s text:c="3"/>14.9 <text:s text:c="3"/>1</text:p>
      <text:p text:style-name="P1">17.7 <text:s text:c="3"/>15 <text:s text:c="5"/>1</text:p>
      <text:p text:style-name="P1">17 <text:s text:c="5"/>14.6 <text:s text:c="3"/>1</text:p>
      <text:p text:style-name="P1">16.85 <text:s text:c="2"/>14.3 <text:s text:c="3"/>1</text:p>
      <text:p text:style-name="P1">16.6 <text:s text:c="3"/>14.05 <text:s text:c="2"/>1</text:p>
      <text:p text:style-name="P1">17.1 <text:s text:c="3"/>14 <text:s text:c="5"/>1</text:p>
      <text:p text:style-name="P1">17.45 <text:s text:c="2"/>14.15 <text:s text:c="2"/>1</text:p>
      <text:p text:style-name="P1">17.8 <text:s text:c="3"/>14.2 <text:s text:c="3"/>1</text:p>
      <text:p text:style-name="P1">17.6 <text:s text:c="3"/>13.85 <text:s text:c="2"/>1</text:p>
      <text:p text:style-name="P1">17.2 <text:s text:c="3"/>13.5 <text:s text:c="3"/>1</text:p>
      <text:p text:style-name="P1">17.25 <text:s text:c="2"/>13.15 <text:s text:c="2"/>1</text:p>
      <text:p text:style-name="P1"><text:soft-page-break/>17.1 <text:s text:c="3"/>12.75 <text:s text:c="2"/>1</text:p>
      <text:p text:style-name="P1">16.95 <text:s text:c="2"/>12.35 <text:s text:c="2"/>1</text:p>
      <text:p text:style-name="P1">16.5 <text:s text:c="3"/>12.2 <text:s text:c="3"/>1</text:p>
      <text:p text:style-name="P1">16.25 <text:s text:c="2"/>12.5 <text:s text:c="3"/>1</text:p>
      <text:p text:style-name="P1">16.05 <text:s text:c="2"/>11.9 <text:s text:c="3"/>1</text:p>
      <text:p text:style-name="P1">16.65 <text:s text:c="2"/>10.9 <text:s text:c="3"/>1</text:p>
      <text:p text:style-name="P1">16.7 <text:s text:c="3"/>11.4 <text:s text:c="3"/>1</text:p>
      <text:p text:style-name="P1">16.95 <text:s text:c="2"/>11.25 <text:s text:c="2"/>1</text:p>
      <text:p text:style-name="P1">17.3 <text:s text:c="3"/>11.2 <text:s text:c="3"/>1</text:p>
      <text:p text:style-name="P1">18.05 <text:s text:c="2"/>11.9 <text:s text:c="3"/>1</text:p>
      <text:p text:style-name="P1">18.6 <text:s text:c="3"/>12.5 <text:s text:c="3"/>1</text:p>
      <text:p text:style-name="P1">18.9 <text:s text:c="3"/>12.05 <text:s text:c="2"/>1</text:p>
      <text:p text:style-name="P1">18.7 <text:s text:c="3"/>11.25 <text:s text:c="2"/>1</text:p>
      <text:p text:style-name="P1">17.95 <text:s text:c="2"/>10.9 <text:s text:c="3"/>1</text:p>
      <text:p text:style-name="P1">18.4 <text:s text:c="3"/>10.05 <text:s text:c="2"/>1</text:p>
      <text:p text:style-name="P1">17.45 <text:s text:c="2"/>10.4 <text:s text:c="3"/>1</text:p>
      <text:p text:style-name="P1">17.6 <text:s text:c="3"/>10.15 <text:s text:c="2"/>1</text:p>
      <text:p text:style-name="P1">17.7 <text:s text:c="3"/>9.85 <text:s text:c="3"/>1</text:p>
      <text:p text:style-name="P1">17.3 <text:s text:c="3"/>9.7 <text:s text:c="4"/>1</text:p>
      <text:p text:style-name="P1">16.95 <text:s text:c="2"/>9.7 <text:s text:c="4"/>1</text:p>
      <text:p text:style-name="P1">16.75 <text:s text:c="2"/>9.65 <text:s text:c="3"/>1</text:p>
      <text:p text:style-name="P1">19.8 <text:s text:c="3"/>9.95 <text:s text:c="3"/>1</text:p>
      <text:p text:style-name="P1">19.1 <text:s text:c="3"/>9.55 <text:s text:c="3"/>1</text:p>
      <text:p text:style-name="P1">17.5 <text:s text:c="3"/>8.3 <text:s text:c="4"/>1</text:p>
      <text:p text:style-name="P1">17.55 <text:s text:c="2"/>8.1 <text:s text:c="4"/>1</text:p>
      <text:p text:style-name="P1">17.85 <text:s text:c="2"/>7.55 <text:s text:c="3"/>1</text:p>
      <text:p text:style-name="P1">18.2 <text:s text:c="3"/>8.35 <text:s text:c="3"/>1</text:p>
      <text:p text:style-name="P1">19.3 <text:s text:c="3"/>9.1 <text:s text:c="4"/>1</text:p>
      <text:p text:style-name="P1">19.4 <text:s text:c="3"/>8.85 <text:s text:c="3"/>1</text:p>
      <text:p text:style-name="P1">19.05 <text:s text:c="2"/>8.85 <text:s text:c="3"/>1</text:p>
      <text:p text:style-name="P1">18.9 <text:s text:c="3"/>8.5 <text:s text:c="4"/>1</text:p>
      <text:p text:style-name="P1">18.6 <text:s text:c="3"/>7.85 <text:s text:c="3"/>1</text:p>
      <text:p text:style-name="P1">18.7 <text:s text:c="3"/>7.65 <text:s text:c="3"/>1</text:p>
      <text:p text:style-name="P1">19.35 <text:s text:c="2"/>8.2 <text:s text:c="4"/>1</text:p>
      <text:p text:style-name="P1">19.95 <text:s text:c="2"/>8.3 <text:s text:c="4"/>1</text:p>
      <text:p text:style-name="P1">20 <text:s text:c="5"/>8.9 <text:s text:c="4"/>1</text:p>
      <text:p text:style-name="P1">20.3 <text:s text:c="3"/>8.9 <text:s text:c="4"/>1</text:p>
      <text:p text:style-name="P1">20.55 <text:s text:c="2"/>8.8 <text:s text:c="4"/>1</text:p>
      <text:p text:style-name="P1">18.35 <text:s text:c="2"/>6.95 <text:s text:c="3"/>1</text:p>
      <text:p text:style-name="P1">18.65 <text:s text:c="2"/>6.9 <text:s text:c="4"/>1</text:p>
      <text:p text:style-name="P1">19.3 <text:s text:c="3"/>7 <text:s text:c="6"/>1</text:p>
      <text:p text:style-name="P1">19.1 <text:s text:c="3"/>6.85 <text:s text:c="3"/>1</text:p>
      <text:p text:style-name="P1">19.15 <text:s text:c="2"/>6.65 <text:s text:c="3"/>1</text:p>
      <text:p text:style-name="P1">21.2 <text:s text:c="3"/>8.8 <text:s text:c="4"/>1</text:p>
      <text:p text:style-name="P1">21.4 <text:s text:c="3"/>8.8 <text:s text:c="4"/>1</text:p>
      <text:p text:style-name="P1">21.1 <text:s text:c="3"/>8 <text:s text:c="6"/>1</text:p>
      <text:p text:style-name="P1">20.4 <text:s text:c="3"/>7 <text:s text:c="6"/>1</text:p>
      <text:p text:style-name="P1">20.5 <text:s text:c="3"/>6.35 <text:s text:c="3"/>1</text:p>
      <text:p text:style-name="P1">20.1 <text:s text:c="3"/>6.05 <text:s text:c="3"/>1</text:p>
      <text:p text:style-name="P1">20.45 <text:s text:c="2"/>5.15 <text:s text:c="3"/>1</text:p>
      <text:p text:style-name="P1">20.95 <text:s text:c="2"/>5.55 <text:s text:c="3"/>1</text:p>
      <text:p text:style-name="P1">20.95 <text:s text:c="2"/>6.2 <text:s text:c="4"/>1</text:p>
      <text:p text:style-name="P1">20.9 <text:s text:c="3"/>6.6 <text:s text:c="4"/>1</text:p>
      <text:p text:style-name="P1">21.05 <text:s text:c="2"/>7 <text:s text:c="6"/>1</text:p>
      <text:p text:style-name="P1">21.85 <text:s text:c="2"/>8.5 <text:s text:c="4"/>1</text:p>
      <text:p text:style-name="P1">21.9 <text:s text:c="3"/>8.2 <text:s text:c="4"/>1</text:p>
      <text:p text:style-name="P1">22.3 <text:s text:c="3"/>7.7 <text:s text:c="4"/>1</text:p>
      <text:p text:style-name="P1">21.85 <text:s text:c="2"/>6.65 <text:s text:c="3"/>1</text:p>
      <text:p text:style-name="P1">21.3 <text:s text:c="3"/>5.05 <text:s text:c="3"/>1</text:p>
      <text:p text:style-name="P1">22.6 <text:s text:c="3"/>6.7 <text:s text:c="4"/>1</text:p>
      <text:p text:style-name="P1">22.5 <text:s text:c="3"/>6.15 <text:s text:c="3"/>1</text:p>
      <text:p text:style-name="P1">23.65 <text:s text:c="2"/>7.2 <text:s text:c="4"/>1</text:p>
      <text:p text:style-name="P1">24.1 <text:s text:c="3"/>7 <text:s text:c="6"/>1</text:p>
      <text:p text:style-name="P1">21.95 <text:s text:c="2"/>4.8 <text:s text:c="4"/>1</text:p>
      <text:p text:style-name="P1"><text:soft-page-break/>22.15 <text:s text:c="2"/>5.05 <text:s text:c="3"/>1</text:p>
      <text:p text:style-name="P1">22.45 <text:s text:c="2"/>5.3 <text:s text:c="4"/>1</text:p>
      <text:p text:style-name="P1">22.45 <text:s text:c="2"/>4.9 <text:s text:c="4"/>1</text:p>
      <text:p text:style-name="P1">22.7 <text:s text:c="3"/>5.5 <text:s text:c="4"/>1</text:p>
      <text:p text:style-name="P1">23 <text:s text:c="5"/>5.6 <text:s text:c="4"/>1</text:p>
      <text:p text:style-name="P1">23.2 <text:s text:c="3"/>5.3 <text:s text:c="4"/>1</text:p>
      <text:p text:style-name="P1">23.45 <text:s text:c="2"/>5.95 <text:s text:c="3"/>1</text:p>
      <text:p text:style-name="P1">23.75 <text:s text:c="2"/>5.95 <text:s text:c="3"/>1</text:p>
      <text:p text:style-name="P1">24.45 <text:s text:c="2"/>6.15 <text:s text:c="3"/>1</text:p>
      <text:p text:style-name="P1">24.6 <text:s text:c="3"/>6.45 <text:s text:c="3"/>1</text:p>
      <text:p text:style-name="P1">25.2 <text:s text:c="3"/>6.55 <text:s text:c="3"/>1</text:p>
      <text:p text:style-name="P1">26.05 <text:s text:c="2"/>6.4 <text:s text:c="4"/>1</text:p>
      <text:p text:style-name="P1">25.3 <text:s text:c="3"/>5.75 <text:s text:c="3"/>1</text:p>
      <text:p text:style-name="P1">24.35 <text:s text:c="2"/>5.35 <text:s text:c="3"/>1</text:p>
      <text:p text:style-name="P1">23.3 <text:s text:c="3"/>4.9 <text:s text:c="4"/>1</text:p>
      <text:p text:style-name="P1">22.95 <text:s text:c="2"/>4.75 <text:s text:c="3"/>1</text:p>
      <text:p text:style-name="P1">22.4 <text:s text:c="3"/>4.55 <text:s text:c="3"/>1</text:p>
      <text:p text:style-name="P1">22.8 <text:s text:c="3"/>4.1 <text:s text:c="4"/>1</text:p>
      <text:p text:style-name="P1">22.9 <text:s text:c="3"/>4 <text:s text:c="6"/>1</text:p>
      <text:p text:style-name="P1">23.25 <text:s text:c="2"/>3.85 <text:s text:c="3"/>1</text:p>
      <text:p text:style-name="P1">23.45 <text:s text:c="2"/>3.6 <text:s text:c="4"/>1</text:p>
      <text:p text:style-name="P1">23.55 <text:s text:c="2"/>4.2 <text:s text:c="4"/>1</text:p>
      <text:p text:style-name="P1">23.8 <text:s text:c="3"/>3.65 <text:s text:c="3"/>1</text:p>
      <text:p text:style-name="P1">23.8 <text:s text:c="3"/>4.75 <text:s text:c="3"/>1</text:p>
      <text:p text:style-name="P1">24.2 <text:s text:c="3"/>4 <text:s text:c="6"/>1</text:p>
      <text:p text:style-name="P1">24.55 <text:s text:c="2"/>4 <text:s text:c="6"/>1</text:p>
      <text:p text:style-name="P1">24.7 <text:s text:c="3"/>3.85 <text:s text:c="3"/>1</text:p>
      <text:p text:style-name="P1">24.7 <text:s text:c="3"/>4.3 <text:s text:c="4"/>1</text:p>
      <text:p text:style-name="P1">24.9 <text:s text:c="3"/>4.75 <text:s text:c="3"/>1</text:p>
      <text:p text:style-name="P1">26.4 <text:s text:c="3"/>5.7 <text:s text:c="4"/>1</text:p>
      <text:p text:style-name="P1">27.15 <text:s text:c="2"/>5.95 <text:s text:c="3"/>1</text:p>
      <text:p text:style-name="P1">27.3 <text:s text:c="3"/>5.45 <text:s text:c="3"/>1</text:p>
      <text:p text:style-name="P1">27.5 <text:s text:c="3"/>5.45 <text:s text:c="3"/>1</text:p>
      <text:p text:style-name="P1">27.55 <text:s text:c="2"/>5.1 <text:s text:c="4"/>1</text:p>
      <text:p text:style-name="P1">26.85 <text:s text:c="2"/>4.95 <text:s text:c="3"/>1</text:p>
      <text:p text:style-name="P1">26.6 <text:s text:c="3"/>4.9 <text:s text:c="4"/>1</text:p>
      <text:p text:style-name="P1">26.85 <text:s text:c="2"/>4.4 <text:s text:c="4"/>1</text:p>
      <text:p text:style-name="P1">26.2 <text:s text:c="3"/>4.4 <text:s text:c="4"/>1</text:p>
      <text:p text:style-name="P1">26 <text:s text:c="5"/>4.25 <text:s text:c="3"/>1</text:p>
      <text:p text:style-name="P1">25.15 <text:s text:c="2"/>4.1 <text:s text:c="4"/>1</text:p>
      <text:p text:style-name="P1">25.6 <text:s text:c="3"/>3.9 <text:s text:c="4"/>1</text:p>
      <text:p text:style-name="P1">25.85 <text:s text:c="2"/>3.6 <text:s text:c="4"/>1</text:p>
      <text:p text:style-name="P1">24.95 <text:s text:c="2"/>3.35 <text:s text:c="3"/>1</text:p>
      <text:p text:style-name="P1">25.1 <text:s text:c="3"/>3.25 <text:s text:c="3"/>1</text:p>
      <text:p text:style-name="P1">25.45 <text:s text:c="2"/>3.15 <text:s text:c="3"/>1</text:p>
      <text:p text:style-name="P1">26.85 <text:s text:c="2"/>2.95 <text:s text:c="3"/>1</text:p>
      <text:p text:style-name="P1">27.15 <text:s text:c="2"/>3.15 <text:s text:c="3"/>1</text:p>
      <text:p text:style-name="P1">27.2 <text:s text:c="3"/>3 <text:s text:c="6"/>1</text:p>
      <text:p text:style-name="P1">27.95 <text:s text:c="2"/>3.25 <text:s text:c="3"/>1</text:p>
      <text:p text:style-name="P1">27.95 <text:s text:c="2"/>3.5 <text:s text:c="4"/>1</text:p>
      <text:p text:style-name="P1">28.8 <text:s text:c="3"/>4.05 <text:s text:c="3"/>1</text:p>
      <text:p text:style-name="P1">28.8 <text:s text:c="3"/>4.7 <text:s text:c="4"/>1</text:p>
      <text:p text:style-name="P1">28.75 <text:s text:c="2"/>5.45 <text:s text:c="3"/>1</text:p>
      <text:p text:style-name="P1">28.6 <text:s text:c="3"/>5.75 <text:s text:c="3"/>1</text:p>
      <text:p text:style-name="P1">29.25 <text:s text:c="2"/>6.3 <text:s text:c="4"/>1</text:p>
      <text:p text:style-name="P1">30 <text:s text:c="5"/>6.55 <text:s text:c="3"/>1</text:p>
      <text:p text:style-name="P1">30.6 <text:s text:c="3"/>3.4 <text:s text:c="4"/>1</text:p>
      <text:p text:style-name="P1">30.05 <text:s text:c="2"/>3.45 <text:s text:c="3"/>1</text:p>
      <text:p text:style-name="P1">29.75 <text:s text:c="2"/>3.45 <text:s text:c="3"/>1</text:p>
      <text:p text:style-name="P1">29.2 <text:s text:c="3"/>4 <text:s text:c="6"/>1</text:p>
      <text:p text:style-name="P1">29.45 <text:s text:c="2"/>4.05 <text:s text:c="3"/>1</text:p>
      <text:p text:style-name="P1">29.05 <text:s text:c="2"/>4.55 <text:s text:c="3"/>1</text:p>
      <text:p text:style-name="P1">29.4 <text:s text:c="3"/>4.85 <text:s text:c="3"/>1</text:p>
      <text:p text:style-name="P1">29.5 <text:s text:c="3"/>4.7 <text:s text:c="4"/>1</text:p>
      <text:p text:style-name="P1"><text:soft-page-break/>29.9 <text:s text:c="3"/>4.45 <text:s text:c="3"/>1</text:p>
      <text:p text:style-name="P1">30.75 <text:s text:c="2"/>4.45 <text:s text:c="3"/>1</text:p>
      <text:p text:style-name="P1">30.4 <text:s text:c="3"/>4.05 <text:s text:c="3"/>1</text:p>
      <text:p text:style-name="P1">30.8 <text:s text:c="3"/>3.95 <text:s text:c="3"/>1</text:p>
      <text:p text:style-name="P1">31.05 <text:s text:c="2"/>3.95 <text:s text:c="3"/>1</text:p>
      <text:p text:style-name="P1">30.9 <text:s text:c="3"/>5.2 <text:s text:c="4"/>1</text:p>
      <text:p text:style-name="P1">30.65 <text:s text:c="2"/>5.85 <text:s text:c="3"/>1</text:p>
      <text:p text:style-name="P1">30.7 <text:s text:c="3"/>6.15 <text:s text:c="3"/>1</text:p>
      <text:p text:style-name="P1">31.5 <text:s text:c="3"/>6.25 <text:s text:c="3"/>1</text:p>
      <text:p text:style-name="P1">31.65 <text:s text:c="2"/>6.55 <text:s text:c="3"/>1</text:p>
      <text:p text:style-name="P1">32 <text:s text:c="5"/>7 <text:s text:c="6"/>1</text:p>
      <text:p text:style-name="P1">32.5 <text:s text:c="3"/>7.95 <text:s text:c="3"/>1</text:p>
      <text:p text:style-name="P1">33.35 <text:s text:c="2"/>7.45 <text:s text:c="3"/>1</text:p>
      <text:p text:style-name="P1">32.6 <text:s text:c="3"/>6.95 <text:s text:c="3"/>1</text:p>
      <text:p text:style-name="P1">32.65 <text:s text:c="2"/>6.6 <text:s text:c="4"/>1</text:p>
      <text:p text:style-name="P1">32.55 <text:s text:c="2"/>6.35 <text:s text:c="3"/>1</text:p>
      <text:p text:style-name="P1">32.35 <text:s text:c="2"/>6.1 <text:s text:c="4"/>1</text:p>
      <text:p text:style-name="P1">32.55 <text:s text:c="2"/>5.8 <text:s text:c="4"/>1</text:p>
      <text:p text:style-name="P1">32.2 <text:s text:c="3"/>5.05 <text:s text:c="3"/>1</text:p>
      <text:p text:style-name="P1">32.35 <text:s text:c="2"/>4.25 <text:s text:c="3"/>1</text:p>
      <text:p text:style-name="P1">32.9 <text:s text:c="3"/>4.15 <text:s text:c="3"/>1</text:p>
      <text:p text:style-name="P1">32.7 <text:s text:c="3"/>4.6 <text:s text:c="4"/>1</text:p>
      <text:p text:style-name="P1">32.75 <text:s text:c="2"/>4.85 <text:s text:c="3"/>1</text:p>
      <text:p text:style-name="P1">34.1 <text:s text:c="3"/>4.6 <text:s text:c="4"/>1</text:p>
      <text:p text:style-name="P1">34.1 <text:s text:c="3"/>5 <text:s text:c="6"/>1</text:p>
      <text:p text:style-name="P1">33.6 <text:s text:c="3"/>5.25 <text:s text:c="3"/>1</text:p>
      <text:p text:style-name="P1">33.35 <text:s text:c="2"/>5.65 <text:s text:c="3"/>1</text:p>
      <text:p text:style-name="P1">33.75 <text:s text:c="2"/>5.95 <text:s text:c="3"/>1</text:p>
      <text:p text:style-name="P1">33.4 <text:s text:c="3"/>6.2 <text:s text:c="4"/>1</text:p>
      <text:p text:style-name="P1">34.45 <text:s text:c="2"/>5.8 <text:s text:c="4"/>1</text:p>
      <text:p text:style-name="P1">34.65 <text:s text:c="2"/>5.65 <text:s text:c="3"/>1</text:p>
      <text:p text:style-name="P1">34.65 <text:s text:c="2"/>6.25 <text:s text:c="3"/>1</text:p>
      <text:p text:style-name="P1">35.25 <text:s text:c="2"/>6.25 <text:s text:c="3"/>1</text:p>
      <text:p text:style-name="P1">34.35 <text:s text:c="2"/>6.8 <text:s text:c="4"/>1</text:p>
      <text:p text:style-name="P1">34.1 <text:s text:c="3"/>7.15 <text:s text:c="3"/>1</text:p>
      <text:p text:style-name="P1">34.45 <text:s text:c="2"/>7.3 <text:s text:c="4"/>1</text:p>
      <text:p text:style-name="P1">34.7 <text:s text:c="3"/>7.2 <text:s text:c="4"/>1</text:p>
      <text:p text:style-name="P1">34.85 <text:s text:c="2"/>7 <text:s text:c="6"/>1</text:p>
      <text:p text:style-name="P1">34.35 <text:s text:c="2"/>7.75 <text:s text:c="3"/>1</text:p>
      <text:p text:style-name="P1">34.55 <text:s text:c="2"/>7.85 <text:s text:c="3"/>1</text:p>
      <text:p text:style-name="P1">35.05 <text:s text:c="2"/>8 <text:s text:c="6"/>1</text:p>
      <text:p text:style-name="P1">35.5 <text:s text:c="3"/>8.05 <text:s text:c="3"/>1</text:p>
      <text:p text:style-name="P1">35.8 <text:s text:c="3"/>7.1 <text:s text:c="4"/>1</text:p>
      <text:p text:style-name="P1">36.6 <text:s text:c="3"/>6.7 <text:s text:c="4"/>1</text:p>
      <text:p text:style-name="P1">36.75 <text:s text:c="2"/>7.25 <text:s text:c="3"/>1</text:p>
      <text:p text:style-name="P1">36.5 <text:s text:c="3"/>7.4 <text:s text:c="4"/>1</text:p>
      <text:p text:style-name="P1">35.95 <text:s text:c="2"/>7.9 <text:s text:c="4"/>1</text:p>
      <text:p text:style-name="P1">36.1 <text:s text:c="3"/>8.1 <text:s text:c="4"/>1</text:p>
      <text:p text:style-name="P1">36.15 <text:s text:c="2"/>8.4 <text:s text:c="4"/>1</text:p>
      <text:p text:style-name="P1">37.6 <text:s text:c="3"/>7.35 <text:s text:c="3"/>1</text:p>
      <text:p text:style-name="P1">37.9 <text:s text:c="3"/>7.65 <text:s text:c="3"/>1</text:p>
      <text:p text:style-name="P1">29.15 <text:s text:c="2"/>4.4 <text:s text:c="4"/>1</text:p>
      <text:p text:style-name="P1">34.9 <text:s text:c="3"/>9 <text:s text:c="6"/>1</text:p>
      <text:p text:style-name="P1">35.3 <text:s text:c="3"/>9.4 <text:s text:c="4"/>1</text:p>
      <text:p text:style-name="P1">35.9 <text:s text:c="3"/>9.35 <text:s text:c="3"/>1</text:p>
      <text:p text:style-name="P1">36 <text:s text:c="5"/>9.65 <text:s text:c="3"/>1</text:p>
      <text:p text:style-name="P1">35.75 <text:s text:c="2"/>10 <text:s text:c="5"/>1</text:p>
      <text:p text:style-name="P1">36.7 <text:s text:c="3"/>9.15 <text:s text:c="3"/>1</text:p>
      <text:p text:style-name="P1">36.6 <text:s text:c="3"/>9.8 <text:s text:c="4"/>1</text:p>
      <text:p text:style-name="P1">36.9 <text:s text:c="3"/>9.75 <text:s text:c="3"/>1</text:p>
      <text:p text:style-name="P1">37.25 <text:s text:c="2"/>10.15 <text:s text:c="2"/>1</text:p>
      <text:p text:style-name="P1">36.4 <text:s text:c="3"/>10.15 <text:s text:c="2"/>1</text:p>
      <text:p text:style-name="P1">36.3 <text:s text:c="3"/>10.7 <text:s text:c="3"/>1</text:p>
      <text:p text:style-name="P1">36.75 <text:s text:c="2"/>10.85 <text:s text:c="2"/>1</text:p>
      <text:p text:style-name="P1"><text:soft-page-break/>38.15 <text:s text:c="2"/>9.7 <text:s text:c="4"/>1</text:p>
      <text:p text:style-name="P1">38.4 <text:s text:c="3"/>9.45 <text:s text:c="3"/>1</text:p>
      <text:p text:style-name="P1">38.35 <text:s text:c="2"/>10.5 <text:s text:c="3"/>1</text:p>
      <text:p text:style-name="P1">37.7 <text:s text:c="3"/>10.8 <text:s text:c="3"/>1</text:p>
      <text:p text:style-name="P1">37.45 <text:s text:c="2"/>11.15 <text:s text:c="2"/>1</text:p>
      <text:p text:style-name="P1">37.35 <text:s text:c="2"/>11.4 <text:s text:c="3"/>1</text:p>
      <text:p text:style-name="P1">37 <text:s text:c="5"/>11.75 <text:s text:c="2"/>1</text:p>
      <text:p text:style-name="P1">36.8 <text:s text:c="3"/>12.2 <text:s text:c="3"/>1</text:p>
      <text:p text:style-name="P1">37.15 <text:s text:c="2"/>12.55 <text:s text:c="2"/>1</text:p>
      <text:p text:style-name="P1">37.25 <text:s text:c="2"/>12.15 <text:s text:c="2"/>1</text:p>
      <text:p text:style-name="P1">37.65 <text:s text:c="2"/>11.95 <text:s text:c="2"/>1</text:p>
      <text:p text:style-name="P1">37.95 <text:s text:c="2"/>11.85 <text:s text:c="2"/>1</text:p>
      <text:p text:style-name="P1">38.6 <text:s text:c="3"/>11.75 <text:s text:c="2"/>1</text:p>
      <text:p text:style-name="P1">38.5 <text:s text:c="3"/>12.2 <text:s text:c="3"/>1</text:p>
      <text:p text:style-name="P1">38 <text:s text:c="5"/>12.95 <text:s text:c="2"/>1</text:p>
      <text:p text:style-name="P1">37.3 <text:s text:c="3"/>13 <text:s text:c="5"/>1</text:p>
      <text:p text:style-name="P1">37.5 <text:s text:c="3"/>13.4 <text:s text:c="3"/>1</text:p>
      <text:p text:style-name="P1">37.85 <text:s text:c="2"/>14.5 <text:s text:c="3"/>1</text:p>
      <text:p text:style-name="P1">38.3 <text:s text:c="3"/>14.6 <text:s text:c="3"/>1</text:p>
      <text:p text:style-name="P1">38.05 <text:s text:c="2"/>14.45 <text:s text:c="2"/>1</text:p>
      <text:p text:style-name="P1">38.35 <text:s text:c="2"/>14.35 <text:s text:c="2"/>1</text:p>
      <text:p text:style-name="P1">38.5 <text:s text:c="3"/>14.25 <text:s text:c="2"/>1</text:p>
      <text:p text:style-name="P1">39.3 <text:s text:c="3"/>14.2 <text:s text:c="3"/>1</text:p>
      <text:p text:style-name="P1">39 <text:s text:c="5"/>13.2 <text:s text:c="3"/>1</text:p>
      <text:p text:style-name="P1">38.95 <text:s text:c="2"/>12.9 <text:s text:c="3"/>1</text:p>
      <text:p text:style-name="P1">39.2 <text:s text:c="3"/>12.35 <text:s text:c="2"/>1</text:p>
      <text:p text:style-name="P1">39.5 <text:s text:c="3"/>11.8 <text:s text:c="3"/>1</text:p>
      <text:p text:style-name="P1">39.55 <text:s text:c="2"/>12.3 <text:s text:c="3"/>1</text:p>
      <text:p text:style-name="P1">39.75 <text:s text:c="2"/>12.75 <text:s text:c="2"/>1</text:p>
      <text:p text:style-name="P1">40.2 <text:s text:c="3"/>12.8 <text:s text:c="3"/>1</text:p>
      <text:p text:style-name="P1">40.4 <text:s text:c="3"/>12.05 <text:s text:c="2"/>1</text:p>
      <text:p text:style-name="P1">40.45 <text:s text:c="2"/>12.5 <text:s text:c="3"/>1</text:p>
      <text:p text:style-name="P1">40.55 <text:s text:c="2"/>13.15 <text:s text:c="2"/>1</text:p>
      <text:p text:style-name="P1">40.45 <text:s text:c="2"/>14.5 <text:s text:c="3"/>1</text:p>
      <text:p text:style-name="P1">40.2 <text:s text:c="3"/>14.8 <text:s text:c="3"/>1</text:p>
      <text:p text:style-name="P1">40.65 <text:s text:c="2"/>14.9 <text:s text:c="3"/>1</text:p>
      <text:p text:style-name="P1">40.6 <text:s text:c="3"/>15.25 <text:s text:c="2"/>1</text:p>
      <text:p text:style-name="P1">41.3 <text:s text:c="3"/>15.3 <text:s text:c="3"/>1</text:p>
      <text:p text:style-name="P1">40.95 <text:s text:c="2"/>15.7 <text:s text:c="3"/>1</text:p>
      <text:p text:style-name="P1">41.25 <text:s text:c="2"/>16.8 <text:s text:c="3"/>1</text:p>
      <text:p text:style-name="P1">40.95 <text:s text:c="2"/>17.05 <text:s text:c="2"/>1</text:p>
      <text:p text:style-name="P1">40.7 <text:s text:c="3"/>16.45 <text:s text:c="2"/>1</text:p>
      <text:p text:style-name="P1">40.45 <text:s text:c="2"/>16.3 <text:s text:c="3"/>1</text:p>
      <text:p text:style-name="P1">39.9 <text:s text:c="3"/>16.2 <text:s text:c="3"/>1</text:p>
      <text:p text:style-name="P1">39.65 <text:s text:c="2"/>16.2 <text:s text:c="3"/>1</text:p>
      <text:p text:style-name="P1">39.25 <text:s text:c="2"/>15.5 <text:s text:c="3"/>1</text:p>
      <text:p text:style-name="P1">38.85 <text:s text:c="2"/>15.5 <text:s text:c="3"/>1</text:p>
      <text:p text:style-name="P1">38.3 <text:s text:c="3"/>16.5 <text:s text:c="3"/>1</text:p>
      <text:p text:style-name="P1">38.75 <text:s text:c="2"/>16.85 <text:s text:c="2"/>1</text:p>
      <text:p text:style-name="P1">39 <text:s text:c="5"/>16.6 <text:s text:c="3"/>1</text:p>
      <text:p text:style-name="P1">38.25 <text:s text:c="2"/>17.35 <text:s text:c="2"/>1</text:p>
      <text:p text:style-name="P1">39.5 <text:s text:c="3"/>16.95 <text:s text:c="2"/>1</text:p>
      <text:p text:style-name="P3">39.9 <text:s text:c="3"/>17.05 <text:s text:c="2"/>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3:36:03.191416434</meta:creation-date>
    <dc:date>2017-02-10T03:36:22.206912576</dc:date>
    <meta:editing-duration>PT20S</meta:editing-duration>
    <meta:editing-cycles>1</meta:editing-cycles>
    <meta:document-statistic meta:table-count="0" meta:image-count="0" meta:object-count="0" meta:page-count="6" meta:paragraph-count="373" meta:word-count="1119" meta:character-count="6341" meta:non-whitespace-character-count="3441"/>
    <meta:generator>LibreOffice/5.1.4.2$Linux_X86_64 LibreOffice_project/10m0$Build-2</meta:generator>
  </office:meta>
</office:document-meta>
</file>